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2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4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6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9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10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11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12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7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18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9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22" style:family="paragraph" style:parent-style-name="Table_20_Contents">
      <style:text-properties officeooo:rsid="0c13ff25" officeooo:paragraph-rsid="0c13ff25"/>
    </style:style>
    <style:style style:name="P23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24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3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9ac80e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6" style:family="paragraph" style:parent-style-name="Standard">
      <style:text-properties style:font-name="Sans-serif" fo:font-weight="normal" officeooo:rsid="06f66ded" officeooo:paragraph-rsid="0b949266" style:font-weight-asian="normal" style:font-weight-complex="normal"/>
    </style:style>
    <style:style style:name="P47" style:family="paragraph" style:parent-style-name="Standard">
      <style:text-properties style:font-name="Sans-serif" fo:font-weight="normal" officeooo:rsid="081ab357" officeooo:paragraph-rsid="0b949266" style:font-weight-asian="normal" style:font-weight-complex="normal"/>
    </style:style>
    <style:style style:name="P48" style:family="paragraph" style:parent-style-name="Standard">
      <style:text-properties style:font-name="Sans-serif" fo:font-weight="normal" officeooo:rsid="081ab357" officeooo:paragraph-rsid="0c6d9dd7" style:font-weight-asian="normal" style:font-weight-complex="normal"/>
    </style:style>
    <style:style style:name="P49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50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1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2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4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57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58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59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1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2" style:family="paragraph" style:parent-style-name="Standard">
      <style:text-properties style:font-name="Sans-serif" fo:font-weight="bold" officeooo:rsid="099c19a4" officeooo:paragraph-rsid="0bf7815b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5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67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8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69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Sans-serif" fo:font-size="9pt" fo:font-weight="bold" officeooo:rsid="0c265dee" officeooo:paragraph-rsid="0c28a5da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Sans-serif" officeooo:paragraph-rsid="0b949266"/>
    </style:style>
    <style:style style:name="P75" style:family="paragraph" style:parent-style-name="Standard">
      <style:text-properties style:font-name="Sans-serif" officeooo:paragraph-rsid="0c71157d"/>
    </style:style>
    <style:style style:name="P76" style:family="paragraph" style:parent-style-name="Standard">
      <style:text-properties officeooo:rsid="06d76c3a" officeooo:paragraph-rsid="0ab5e2b8"/>
    </style:style>
    <style:style style:name="P77" style:family="paragraph" style:parent-style-name="Standard">
      <style:text-properties officeooo:rsid="06d76c3a" officeooo:paragraph-rsid="0c9fa098"/>
    </style:style>
    <style:style style:name="P78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c13ff25"/>
    </style:style>
    <style:style style:name="P8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5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7a31ad" style:font-weight-asian="normal" style:font-weight-complex="normal"/>
    </style:style>
    <style:style style:name="T4" style:family="text">
      <style:text-properties fo:font-weight="normal" officeooo:rsid="027c085d" style:font-weight-asian="normal" style:font-weight-complex="normal"/>
    </style:style>
    <style:style style:name="T5" style:family="text">
      <style:text-properties fo:font-weight="normal" officeooo:rsid="0278b763" style:font-weight-asian="normal" style:font-weight-complex="normal"/>
    </style:style>
    <style:style style:name="T6" style:family="text">
      <style:text-properties fo:font-weight="normal" officeooo:rsid="02c417ad" style:font-weight-asian="normal" style:font-weight-complex="normal"/>
    </style:style>
    <style:style style:name="T7" style:family="text">
      <style:text-properties fo:font-weight="normal" officeooo:rsid="027a1814" style:font-weight-asian="normal" style:font-weight-complex="normal"/>
    </style:style>
    <style:style style:name="T8" style:family="text">
      <style:text-properties fo:font-weight="normal" officeooo:rsid="028c29cb" style:font-weight-asian="normal" style:font-weight-complex="normal"/>
    </style:style>
    <style:style style:name="T9" style:family="text">
      <style:text-properties fo:font-weight="normal" officeooo:rsid="0317d397" style:font-weight-asian="normal" style:font-weight-complex="normal"/>
    </style:style>
    <style:style style:name="T10" style:family="text">
      <style:text-properties fo:font-weight="normal" officeooo:rsid="03fa0180" style:font-weight-asian="normal" style:font-weight-complex="normal"/>
    </style:style>
    <style:style style:name="T11" style:family="text">
      <style:text-properties fo:font-weight="normal" officeooo:rsid="028a678f" style:font-weight-asian="normal" style:font-weight-complex="normal"/>
    </style:style>
    <style:style style:name="T12" style:family="text">
      <style:text-properties fo:font-weight="normal" officeooo:rsid="028aaa5c" style:font-weight-asian="normal" style:font-weight-complex="normal"/>
    </style:style>
    <style:style style:name="T13" style:family="text">
      <style:text-properties fo:font-weight="normal" officeooo:rsid="027dfbc3" style:font-weight-asian="normal" style:font-weight-complex="normal"/>
    </style:style>
    <style:style style:name="T14" style:family="text">
      <style:text-properties fo:font-weight="normal" officeooo:rsid="0280e20c" style:font-weight-asian="normal" style:font-weight-complex="normal"/>
    </style:style>
    <style:style style:name="T15" style:family="text">
      <style:text-properties fo:font-weight="normal" officeooo:rsid="05452289" style:font-weight-asian="normal" style:font-weight-complex="normal"/>
    </style:style>
    <style:style style:name="T16" style:family="text">
      <style:text-properties fo:font-weight="normal" officeooo:rsid="05486375" style:font-weight-asian="normal" style:font-weight-complex="normal"/>
    </style:style>
    <style:style style:name="T17" style:family="text">
      <style:text-properties fo:font-weight="normal" officeooo:rsid="0699c527" style:font-weight-asian="normal" style:font-weight-complex="normal"/>
    </style:style>
    <style:style style:name="T18" style:family="text">
      <style:text-properties fo:font-weight="normal" officeooo:rsid="069a0868" style:font-weight-asian="normal" style:font-weight-complex="normal"/>
    </style:style>
    <style:style style:name="T19" style:family="text">
      <style:text-properties fo:font-weight="normal" officeooo:rsid="06de3436" style:font-weight-asian="normal" style:font-weight-complex="normal"/>
    </style:style>
    <style:style style:name="T20" style:family="text">
      <style:text-properties fo:font-weight="normal" officeooo:rsid="06ec7be7" style:font-weight-asian="normal" style:font-weight-complex="normal"/>
    </style:style>
    <style:style style:name="T21" style:family="text">
      <style:text-properties fo:font-weight="normal" officeooo:rsid="06ee4788" style:font-weight-asian="normal" style:font-weight-complex="normal"/>
    </style:style>
    <style:style style:name="T22" style:family="text">
      <style:text-properties fo:font-weight="normal" officeooo:rsid="06f66ded" style:font-weight-asian="normal" style:font-weight-complex="normal"/>
    </style:style>
    <style:style style:name="T23" style:family="text">
      <style:text-properties fo:font-weight="normal" officeooo:rsid="0707c051" style:font-weight-asian="normal" style:font-weight-complex="normal"/>
    </style:style>
    <style:style style:name="T24" style:family="text">
      <style:text-properties fo:font-weight="normal" officeooo:rsid="0733225e" style:font-weight-asian="normal" style:font-weight-complex="normal"/>
    </style:style>
    <style:style style:name="T25" style:family="text">
      <style:text-properties fo:font-weight="normal" officeooo:rsid="075aa9fe" style:font-weight-asian="normal" style:font-weight-complex="normal"/>
    </style:style>
    <style:style style:name="T26" style:family="text">
      <style:text-properties fo:font-weight="normal" officeooo:rsid="077070cb" style:font-weight-asian="normal" style:font-weight-complex="normal"/>
    </style:style>
    <style:style style:name="T27" style:family="text">
      <style:text-properties fo:font-weight="normal" officeooo:rsid="07fa9853" style:font-weight-asian="normal" style:font-weight-complex="normal"/>
    </style:style>
    <style:style style:name="T28" style:family="text">
      <style:text-properties fo:font-weight="normal" officeooo:rsid="07fceba0" style:font-weight-asian="normal" style:font-weight-complex="normal"/>
    </style:style>
    <style:style style:name="T29" style:family="text">
      <style:text-properties fo:font-weight="normal" officeooo:rsid="0824da02" style:font-weight-asian="normal" style:font-weight-complex="normal"/>
    </style:style>
    <style:style style:name="T30" style:family="text">
      <style:text-properties fo:font-weight="normal" officeooo:rsid="0817cf13" style:font-weight-asian="normal" style:font-weight-complex="normal"/>
    </style:style>
    <style:style style:name="T31" style:family="text">
      <style:text-properties fo:font-weight="normal" officeooo:rsid="08186c64" style:font-weight-asian="normal" style:font-weight-complex="normal"/>
    </style:style>
    <style:style style:name="T32" style:family="text">
      <style:text-properties fo:font-weight="normal" officeooo:rsid="081d0265" style:font-weight-asian="normal" style:font-weight-complex="normal"/>
    </style:style>
    <style:style style:name="T33" style:family="text">
      <style:text-properties fo:font-weight="normal" officeooo:rsid="081ab357" style:font-weight-asian="normal" style:font-weight-complex="normal"/>
    </style:style>
    <style:style style:name="T34" style:family="text">
      <style:text-properties fo:font-weight="normal" officeooo:rsid="081e4097" style:font-weight-asian="normal" style:font-weight-complex="normal"/>
    </style:style>
    <style:style style:name="T35" style:family="text">
      <style:text-properties fo:font-weight="normal" officeooo:rsid="082ae97e" style:font-weight-asian="normal" style:font-weight-complex="normal"/>
    </style:style>
    <style:style style:name="T36" style:family="text">
      <style:text-properties fo:font-weight="normal" officeooo:rsid="0953ec25" style:font-weight-asian="normal" style:font-weight-complex="normal"/>
    </style:style>
    <style:style style:name="T37" style:family="text">
      <style:text-properties fo:font-weight="normal" officeooo:rsid="0997e212" style:font-weight-asian="normal" style:font-weight-complex="normal"/>
    </style:style>
    <style:style style:name="T38" style:family="text">
      <style:text-properties fo:font-weight="normal" officeooo:rsid="099c19a4" style:font-weight-asian="normal" style:font-weight-complex="normal"/>
    </style:style>
    <style:style style:name="T39" style:family="text">
      <style:text-properties fo:font-weight="normal" officeooo:rsid="09cafdb9" style:font-weight-asian="normal" style:font-weight-complex="normal"/>
    </style:style>
    <style:style style:name="T40" style:family="text">
      <style:text-properties fo:font-weight="normal" officeooo:rsid="0aba5f19" style:font-weight-asian="normal" style:font-weight-complex="normal"/>
    </style:style>
    <style:style style:name="T41" style:family="text">
      <style:text-properties fo:font-weight="normal" officeooo:rsid="06d76c3a" style:font-weight-asian="normal" style:font-weight-complex="normal"/>
    </style:style>
    <style:style style:name="T42" style:family="text">
      <style:text-properties fo:font-weight="normal" officeooo:rsid="0abf804a" style:font-weight-asian="normal" style:font-weight-complex="normal"/>
    </style:style>
    <style:style style:name="T43" style:family="text">
      <style:text-properties fo:font-weight="normal" officeooo:rsid="0ade38ed" style:font-weight-asian="normal" style:font-weight-complex="normal"/>
    </style:style>
    <style:style style:name="T44" style:family="text">
      <style:text-properties fo:font-weight="normal" officeooo:rsid="0ae38167" style:font-weight-asian="normal" style:font-weight-complex="normal"/>
    </style:style>
    <style:style style:name="T45" style:family="text">
      <style:text-properties fo:font-weight="normal" officeooo:rsid="0ae42245" style:font-weight-asian="normal" style:font-weight-complex="normal"/>
    </style:style>
    <style:style style:name="T46" style:family="text">
      <style:text-properties fo:font-weight="normal" officeooo:rsid="0b4e566e" style:font-weight-asian="normal" style:font-weight-complex="normal"/>
    </style:style>
    <style:style style:name="T47" style:family="text">
      <style:text-properties fo:font-weight="normal" officeooo:rsid="078a4f7f" style:font-weight-asian="normal" style:font-weight-complex="normal"/>
    </style:style>
    <style:style style:name="T48" style:family="text">
      <style:text-properties fo:font-weight="normal" officeooo:rsid="09376041" style:font-weight-asian="normal" style:font-weight-complex="normal"/>
    </style:style>
    <style:style style:name="T49" style:family="text">
      <style:text-properties fo:font-weight="normal" officeooo:rsid="076cbfaa" style:font-weight-asian="normal" style:font-weight-complex="normal"/>
    </style:style>
    <style:style style:name="T50" style:family="text">
      <style:text-properties fo:font-weight="normal" officeooo:rsid="0771f9c5" style:font-weight-asian="normal" style:font-weight-complex="normal"/>
    </style:style>
    <style:style style:name="T51" style:family="text">
      <style:text-properties fo:font-weight="normal" officeooo:rsid="082aad2e" style:font-weight-asian="normal" style:font-weight-complex="normal"/>
    </style:style>
    <style:style style:name="T52" style:family="text">
      <style:text-properties fo:font-weight="normal" officeooo:rsid="0b51e14d" style:font-weight-asian="normal" style:font-weight-complex="normal"/>
    </style:style>
    <style:style style:name="T53" style:family="text">
      <style:text-properties fo:font-weight="normal" officeooo:rsid="0b50ebe3" style:font-weight-asian="normal" style:font-weight-complex="normal"/>
    </style:style>
    <style:style style:name="T54" style:family="text">
      <style:text-properties fo:font-weight="normal" officeooo:rsid="0b8a45cf" style:font-weight-asian="normal" style:font-weight-complex="normal"/>
    </style:style>
    <style:style style:name="T55" style:family="text">
      <style:text-properties fo:font-weight="normal" officeooo:rsid="0b8beb29" style:font-weight-asian="normal" style:font-weight-complex="normal"/>
    </style:style>
    <style:style style:name="T56" style:family="text">
      <style:text-properties fo:font-weight="normal" officeooo:rsid="0b8cd074" style:font-weight-asian="normal" style:font-weight-complex="normal"/>
    </style:style>
    <style:style style:name="T57" style:family="text">
      <style:text-properties fo:font-weight="normal" officeooo:rsid="0b8e806c" style:font-weight-asian="normal" style:font-weight-complex="normal"/>
    </style:style>
    <style:style style:name="T58" style:family="text">
      <style:text-properties fo:font-weight="normal" officeooo:rsid="0b8f9dca" style:font-weight-asian="normal" style:font-weight-complex="normal"/>
    </style:style>
    <style:style style:name="T59" style:family="text">
      <style:text-properties fo:font-weight="normal" officeooo:rsid="0b91232f" style:font-weight-asian="normal" style:font-weight-complex="normal"/>
    </style:style>
    <style:style style:name="T60" style:family="text">
      <style:text-properties fo:font-weight="normal" officeooo:rsid="0b931332" style:font-weight-asian="normal" style:font-weight-complex="normal"/>
    </style:style>
    <style:style style:name="T61" style:family="text">
      <style:text-properties fo:font-weight="normal" officeooo:rsid="0b9a03c2" style:font-weight-asian="normal" style:font-weight-complex="normal"/>
    </style:style>
    <style:style style:name="T62" style:family="text">
      <style:text-properties fo:font-weight="normal" officeooo:rsid="0b9b04cb" style:font-weight-asian="normal" style:font-weight-complex="normal"/>
    </style:style>
    <style:style style:name="T63" style:family="text">
      <style:text-properties fo:font-weight="normal" officeooo:rsid="0bc23b67" style:font-weight-asian="normal" style:font-weight-complex="normal"/>
    </style:style>
    <style:style style:name="T64" style:family="text">
      <style:text-properties fo:font-weight="normal" officeooo:rsid="0bd01819" style:font-weight-asian="normal" style:font-weight-complex="normal"/>
    </style:style>
    <style:style style:name="T65" style:family="text">
      <style:text-properties fo:font-weight="normal" officeooo:rsid="0bdf40ac" style:font-weight-asian="normal" style:font-weight-complex="normal"/>
    </style:style>
    <style:style style:name="T66" style:family="text">
      <style:text-properties fo:font-weight="normal" officeooo:rsid="0be5537d" style:font-weight-asian="normal" style:font-weight-complex="normal"/>
    </style:style>
    <style:style style:name="T67" style:family="text">
      <style:text-properties fo:font-weight="normal" officeooo:rsid="0be6da61" style:font-weight-asian="normal" style:font-weight-complex="normal"/>
    </style:style>
    <style:style style:name="T68" style:family="text">
      <style:text-properties fo:font-weight="normal" officeooo:rsid="098819c9" style:font-weight-asian="normal" style:font-weight-complex="normal"/>
    </style:style>
    <style:style style:name="T69" style:family="text">
      <style:text-properties fo:font-weight="normal" officeooo:rsid="08235ec5" style:font-weight-asian="normal" style:font-weight-complex="normal"/>
    </style:style>
    <style:style style:name="T70" style:family="text">
      <style:text-properties fo:font-weight="normal" officeooo:rsid="0be9f343" style:font-weight-asian="normal" style:font-weight-complex="normal"/>
    </style:style>
    <style:style style:name="T71" style:family="text">
      <style:text-properties fo:font-weight="normal" officeooo:rsid="0beb0271" style:font-weight-asian="normal" style:font-weight-complex="normal"/>
    </style:style>
    <style:style style:name="T72" style:family="text">
      <style:text-properties fo:font-weight="normal" officeooo:rsid="0bec1481" style:font-weight-asian="normal" style:font-weight-complex="normal"/>
    </style:style>
    <style:style style:name="T73" style:family="text">
      <style:text-properties fo:font-weight="normal" officeooo:rsid="0bec65be" style:font-weight-asian="normal" style:font-weight-complex="normal"/>
    </style:style>
    <style:style style:name="T74" style:family="text">
      <style:text-properties fo:font-weight="normal" officeooo:rsid="0bed82a4" style:font-weight-asian="normal" style:font-weight-complex="normal"/>
    </style:style>
    <style:style style:name="T75" style:family="text">
      <style:text-properties fo:font-weight="normal" officeooo:rsid="0c0a21c0" style:font-weight-asian="normal" style:font-weight-complex="normal"/>
    </style:style>
    <style:style style:name="T76" style:family="text">
      <style:text-properties fo:font-weight="normal" officeooo:rsid="0c0b8020" style:font-weight-asian="normal" style:font-weight-complex="normal"/>
    </style:style>
    <style:style style:name="T77" style:family="text">
      <style:text-properties fo:font-weight="normal" officeooo:rsid="0c0e8d81" style:font-weight-asian="normal" style:font-weight-complex="normal"/>
    </style:style>
    <style:style style:name="T78" style:family="text">
      <style:text-properties fo:font-weight="normal" officeooo:rsid="0c101487" style:font-weight-asian="normal" style:font-weight-complex="normal"/>
    </style:style>
    <style:style style:name="T79" style:family="text">
      <style:text-properties fo:font-weight="normal" officeooo:rsid="0c24bbcc" style:font-weight-asian="normal" style:font-weight-complex="normal"/>
    </style:style>
    <style:style style:name="T80" style:family="text">
      <style:text-properties fo:font-weight="normal" officeooo:rsid="0c250b37" style:font-weight-asian="normal" style:font-weight-complex="normal"/>
    </style:style>
    <style:style style:name="T81" style:family="text">
      <style:text-properties fo:font-weight="normal" officeooo:rsid="0c27da56" style:font-weight-asian="normal" style:font-weight-complex="normal"/>
    </style:style>
    <style:style style:name="T82" style:family="text">
      <style:text-properties fo:font-weight="normal" officeooo:rsid="0c2816d0" style:font-weight-asian="normal" style:font-weight-complex="normal"/>
    </style:style>
    <style:style style:name="T83" style:family="text">
      <style:text-properties fo:font-weight="normal" officeooo:rsid="0c28a5da" style:font-weight-asian="normal" style:font-weight-complex="normal"/>
    </style:style>
    <style:style style:name="T84" style:family="text">
      <style:text-properties fo:font-weight="normal" officeooo:rsid="0c2b2a4e" style:font-weight-asian="normal" style:font-weight-complex="normal"/>
    </style:style>
    <style:style style:name="T85" style:family="text">
      <style:text-properties fo:font-weight="normal" officeooo:rsid="0c2e507e" style:font-weight-asian="normal" style:font-weight-complex="normal"/>
    </style:style>
    <style:style style:name="T86" style:family="text">
      <style:text-properties fo:font-weight="normal" officeooo:rsid="0c4beff9" style:font-weight-asian="normal" style:font-weight-complex="normal"/>
    </style:style>
    <style:style style:name="T87" style:family="text">
      <style:text-properties fo:font-weight="normal" officeooo:rsid="0c4cbfdf" style:font-weight-asian="normal" style:font-weight-complex="normal"/>
    </style:style>
    <style:style style:name="T88" style:family="text">
      <style:text-properties fo:font-weight="normal" officeooo:rsid="0c4e29e2" style:font-weight-asian="normal" style:font-weight-complex="normal"/>
    </style:style>
    <style:style style:name="T89" style:family="text">
      <style:text-properties fo:font-weight="normal" officeooo:rsid="0c4f07c7" style:font-weight-asian="normal" style:font-weight-complex="normal"/>
    </style:style>
    <style:style style:name="T90" style:family="text">
      <style:text-properties fo:font-weight="normal" officeooo:rsid="0c51f4f3" style:font-weight-asian="normal" style:font-weight-complex="normal"/>
    </style:style>
    <style:style style:name="T91" style:family="text">
      <style:text-properties fo:font-weight="normal" officeooo:rsid="0c5b8245" style:font-weight-asian="normal" style:font-weight-complex="normal"/>
    </style:style>
    <style:style style:name="T92" style:family="text">
      <style:text-properties fo:font-weight="normal" officeooo:rsid="0c69eaea" style:font-weight-asian="normal" style:font-weight-complex="normal"/>
    </style:style>
    <style:style style:name="T93" style:family="text">
      <style:text-properties fo:font-weight="normal" officeooo:rsid="0c6ab1e0" style:font-weight-asian="normal" style:font-weight-complex="normal"/>
    </style:style>
    <style:style style:name="T94" style:family="text">
      <style:text-properties fo:font-weight="normal" officeooo:rsid="0c7d7b21" style:font-weight-asian="normal" style:font-weight-complex="normal"/>
    </style:style>
    <style:style style:name="T95" style:family="text">
      <style:text-properties fo:font-weight="normal" officeooo:rsid="0c7e4450" style:font-weight-asian="normal" style:font-weight-complex="normal"/>
    </style:style>
    <style:style style:name="T96" style:family="text">
      <style:text-properties fo:font-weight="normal" officeooo:rsid="0c8bb460" style:font-weight-asian="normal" style:font-weight-complex="normal"/>
    </style:style>
    <style:style style:name="T97" style:family="text">
      <style:text-properties fo:font-weight="normal" officeooo:rsid="0c8c29bd" style:font-weight-asian="normal" style:font-weight-complex="normal"/>
    </style:style>
    <style:style style:name="T98" style:family="text">
      <style:text-properties fo:font-weight="normal" officeooo:rsid="0c8c29fb" style:font-weight-asian="normal" style:font-weight-complex="normal"/>
    </style:style>
    <style:style style:name="T99" style:family="text">
      <style:text-properties fo:font-weight="normal" officeooo:rsid="0c8ecd0e" style:font-weight-asian="normal" style:font-weight-complex="normal"/>
    </style:style>
    <style:style style:name="T100" style:family="text">
      <style:text-properties fo:font-weight="normal" officeooo:rsid="0c90a8d3" style:font-weight-asian="normal" style:font-weight-complex="normal"/>
    </style:style>
    <style:style style:name="T101" style:family="text">
      <style:text-properties fo:font-weight="normal" officeooo:rsid="0c925216" style:font-weight-asian="normal" style:font-weight-complex="normal"/>
    </style:style>
    <style:style style:name="T102" style:family="text">
      <style:text-properties fo:font-weight="normal" officeooo:rsid="0c96c946" style:font-weight-asian="normal" style:font-weight-complex="normal"/>
    </style:style>
    <style:style style:name="T103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22da1e3" style:font-style-asian="normal" style:font-style-complex="normal"/>
    </style:style>
    <style:style style:name="T106" style:family="text">
      <style:text-properties fo:font-style="normal" officeooo:rsid="027a31ad" style:font-style-asian="normal" style:font-style-complex="normal"/>
    </style:style>
    <style:style style:name="T107" style:family="text">
      <style:text-properties fo:font-style="normal" officeooo:rsid="027b4658" style:font-style-asian="normal" style:font-style-complex="normal"/>
    </style:style>
    <style:style style:name="T108" style:family="text">
      <style:text-properties fo:font-style="normal" officeooo:rsid="0278b763" style:font-style-asian="normal" style:font-style-complex="normal"/>
    </style:style>
    <style:style style:name="T109" style:family="text">
      <style:text-properties fo:font-style="normal" officeooo:rsid="0291b3ef" style:font-style-asian="normal" style:font-style-complex="normal"/>
    </style:style>
    <style:style style:name="T110" style:family="text">
      <style:text-properties fo:font-style="normal" officeooo:rsid="028b168c" style:font-style-asian="normal" style:font-style-complex="normal"/>
    </style:style>
    <style:style style:name="T111" style:family="text">
      <style:text-properties fo:font-style="normal" officeooo:rsid="06a0b570" style:font-style-asian="normal" style:font-style-complex="normal"/>
    </style:style>
    <style:style style:name="T112" style:family="text">
      <style:text-properties fo:font-style="normal" officeooo:rsid="06a0cdc4" style:font-style-asian="normal" style:font-style-complex="normal"/>
    </style:style>
    <style:style style:name="T113" style:family="text">
      <style:text-properties fo:font-style="normal" officeooo:rsid="06a10196" style:font-style-asian="normal" style:font-style-complex="normal"/>
    </style:style>
    <style:style style:name="T114" style:family="text">
      <style:text-properties fo:font-style="normal" officeooo:rsid="0b5a5c7f" style:font-style-asian="normal" style:font-style-complex="normal"/>
    </style:style>
    <style:style style:name="T115" style:family="text">
      <style:text-properties fo:font-style="normal" officeooo:rsid="0c6d9dd7" style:font-style-asian="normal" style:font-style-complex="normal"/>
    </style:style>
    <style:style style:name="T116" style:family="text">
      <style:text-properties fo:font-style="normal" officeooo:rsid="0c6cb46e" style:font-style-asian="normal" style:font-style-complex="normal"/>
    </style:style>
    <style:style style:name="T1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bc573ce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c6cb46e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c6f9232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c7276a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c73ad28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174" style:family="text">
      <style:text-properties fo:font-style="normal" fo:font-weight="bold" officeooo:rsid="0c6cb46e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c6d9dd7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c6f9232" style:font-style-asian="normal" style:font-weight-asian="bold" style:font-style-complex="normal" style:font-weight-complex="bold"/>
    </style:style>
    <style:style style:name="T177" style:family="text">
      <style:text-properties officeooo:rsid="06d76c3a"/>
    </style:style>
    <style:style style:name="T178" style:family="text">
      <style:text-properties style:font-name="Sans-serif"/>
    </style:style>
    <style:style style:name="T179" style:family="text">
      <style:text-properties style:font-name="Sans-serif" fo:font-weight="normal" style:font-weight-asian="normal" style:font-weight-complex="normal"/>
    </style:style>
    <style:style style:name="T180" style:family="text">
      <style:text-properties style:font-name="Sans-serif" fo:font-weight="normal" officeooo:rsid="077070cb" style:font-weight-asian="normal" style:font-weight-complex="normal"/>
    </style:style>
    <style:style style:name="T181" style:family="text">
      <style:text-properties style:font-name="Sans-serif" fo:font-weight="normal" officeooo:rsid="0771f9c5" style:font-weight-asian="normal" style:font-weight-complex="normal"/>
    </style:style>
    <style:style style:name="T182" style:family="text">
      <style:text-properties style:font-name="Sans-serif" fo:font-weight="normal" officeooo:rsid="085bc3a8" style:font-weight-asian="normal" style:font-weight-complex="normal"/>
    </style:style>
    <style:style style:name="T183" style:family="text">
      <style:text-properties style:font-name="Sans-serif" fo:font-weight="normal" officeooo:rsid="076cbfaa" style:font-weight-asian="normal" style:font-weight-complex="normal"/>
    </style:style>
    <style:style style:name="T184" style:family="text">
      <style:text-properties style:font-name="Sans-serif" fo:font-weight="normal" officeooo:rsid="0782aa9e" style:font-weight-asian="normal" style:font-weight-complex="normal"/>
    </style:style>
    <style:style style:name="T185" style:family="text">
      <style:text-properties style:font-name="Sans-serif" fo:font-weight="normal" officeooo:rsid="08238c6e" style:font-weight-asian="normal" style:font-weight-complex="normal"/>
    </style:style>
    <style:style style:name="T186" style:family="text">
      <style:text-properties style:font-name="Sans-serif" fo:font-weight="normal" officeooo:rsid="085da823" style:font-weight-asian="normal" style:font-weight-complex="normal"/>
    </style:style>
    <style:style style:name="T187" style:family="text">
      <style:text-properties style:font-name="Sans-serif" fo:font-weight="normal" officeooo:rsid="0ab0d59d" style:font-weight-asian="normal" style:font-weight-complex="normal"/>
    </style:style>
    <style:style style:name="T188" style:family="text">
      <style:text-properties style:font-name="Sans-serif" fo:font-weight="normal" officeooo:rsid="0b6a5b4c" style:font-weight-asian="normal" style:font-weight-complex="normal"/>
    </style:style>
    <style:style style:name="T189" style:family="text">
      <style:text-properties style:font-name="Sans-serif" fo:font-weight="normal" officeooo:rsid="0b7c9f43" style:font-weight-asian="normal" style:font-weight-complex="normal"/>
    </style:style>
    <style:style style:name="T190" style:family="text">
      <style:text-properties style:font-name="Sans-serif" fo:font-weight="normal" officeooo:rsid="0c369723" style:font-weight-asian="normal" style:font-weight-complex="normal"/>
    </style:style>
    <style:style style:name="T191" style:family="text">
      <style:text-properties style:font-name="Sans-serif" fo:font-weight="normal" officeooo:rsid="0c3cf076" style:font-weight-asian="normal" style:font-weight-complex="normal"/>
    </style:style>
    <style:style style:name="T192" style:family="text">
      <style:text-properties style:font-name="Sans-serif" fo:font-weight="normal" officeooo:rsid="0c3ee0cd" style:font-weight-asian="normal" style:font-weight-complex="normal"/>
    </style:style>
    <style:style style:name="T193" style:family="text">
      <style:text-properties style:font-name="Sans-serif" fo:font-weight="normal" officeooo:rsid="0c492c3e" style:font-weight-asian="normal" style:font-weight-complex="normal"/>
    </style:style>
    <style:style style:name="T194" style:family="text">
      <style:text-properties style:font-name="Sans-serif" fo:font-weight="normal" officeooo:rsid="0c4b18da" style:font-weight-asian="normal" style:font-weight-complex="normal"/>
    </style:style>
    <style:style style:name="T195" style:family="text">
      <style:text-properties style:font-name="Sans-serif" fo:font-weight="bold" style:font-weight-asian="bold" style:font-weight-complex="bold"/>
    </style:style>
    <style:style style:name="T196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197" style:family="text">
      <style:text-properties style:font-name="Sans-serif" officeooo:rsid="0b5ba80f"/>
    </style:style>
    <style:style style:name="T198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199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00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01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02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03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04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05" style:family="text">
      <style:text-properties fo:font-size="9pt" fo:font-weight="normal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2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23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24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25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26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27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28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29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30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31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32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33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34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35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36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37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3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3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40" style:family="text">
      <style:text-properties fo:font-size="9pt" fo:font-weight="normal" officeooo:rsid="0b5e89a7" style:font-size-asian="9pt" style:font-weight-asian="normal" style:font-size-complex="9pt" style:font-weight-complex="normal"/>
    </style:style>
    <style:style style:name="T241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42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43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4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45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46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47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48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c6ab1e0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261" style:family="text">
      <style:text-properties fo:font-size="9pt" style:font-size-asian="9pt" style:font-size-complex="9pt"/>
    </style:style>
    <style:style style:name="T262" style:family="text">
      <style:text-properties fo:font-size="9pt" officeooo:rsid="0954d4dc" style:font-size-asian="9pt" style:font-size-complex="9pt"/>
    </style:style>
    <style:style style:name="T2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b822068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f7815b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fb69d9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2b5d08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c9d29fa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cab5462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style:font-size-asian="9pt" style:font-style-asian="normal" style:font-size-complex="9pt" style:font-style-complex="normal"/>
    </style:style>
    <style:style style:name="T331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332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333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334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335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336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337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338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339" style:family="text">
      <style:text-properties fo:font-size="9pt" fo:font-style="normal" officeooo:rsid="0c85667e" style:font-size-asian="9pt" style:font-style-asian="normal" style:font-size-complex="9pt" style:font-style-complex="normal"/>
    </style:style>
    <style:style style:name="T34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341" style:family="text">
      <style:text-properties fo:font-size="9pt" fo:font-style="normal" style:text-underline-style="solid" style:text-underline-width="auto" style:text-underline-color="font-color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style:text-underline-style="solid" style:text-underline-width="auto" style:text-underline-color="font-color" fo:font-weight="normal" officeooo:rsid="0cab5462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style:text-underline-style="none" fo:font-weight="normal" officeooo:rsid="0bf7815b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style:text-underline-style="none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style:text-underline-style="none" fo:font-weight="normal" officeooo:rsid="0c04ffae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style:text-underline-style="none" fo:font-weight="normal" officeooo:rsid="0c81bc2f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style:text-underline-style="none" fo:font-weight="normal" officeooo:rsid="0cab5462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style:text-underline-style="none" fo:font-weight="normal" officeooo:rsid="0cab98b5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style:text-underline-style="none" fo:font-weight="normal" officeooo:rsid="0cabf541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51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352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353" style:family="text">
      <style:text-properties officeooo:rsid="070693ee"/>
    </style:style>
    <style:style style:name="T3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5" style:family="text">
      <style:text-properties officeooo:rsid="0b398af2"/>
    </style:style>
    <style:style style:name="T356" style:family="text">
      <style:text-properties style:text-underline-style="none" fo:font-weight="normal" style:font-weight-asian="normal" style:font-weight-complex="normal"/>
    </style:style>
    <style:style style:name="T357" style:family="text">
      <style:text-properties style:text-underline-style="none" fo:font-weight="normal" officeooo:rsid="0b9e39c7" style:font-weight-asian="normal" style:font-weight-complex="normal"/>
    </style:style>
    <style:style style:name="T358" style:family="text">
      <style:text-properties style:text-underline-style="none" fo:font-weight="normal" officeooo:rsid="0ba0030d" style:font-weight-asian="normal" style:font-weight-complex="normal"/>
    </style:style>
    <style:style style:name="T359" style:family="text">
      <style:text-properties style:text-underline-style="none" fo:font-weight="normal" officeooo:rsid="0ba3f5ac" style:font-weight-asian="normal" style:font-weight-complex="normal"/>
    </style:style>
    <style:style style:name="T360" style:family="text">
      <style:text-properties style:text-underline-style="none" fo:font-weight="normal" officeooo:rsid="0ba570a0" style:font-weight-asian="normal" style:font-weight-complex="normal"/>
    </style:style>
    <style:style style:name="T361" style:family="text">
      <style:text-properties style:text-underline-style="none" fo:font-weight="normal" officeooo:rsid="0ba816f6" style:font-weight-asian="normal" style:font-weight-complex="normal"/>
    </style:style>
    <style:style style:name="T362" style:family="text">
      <style:text-properties style:text-underline-style="none" fo:font-weight="normal" officeooo:rsid="0ba82d9a" style:font-weight-asian="normal" style:font-weight-complex="normal"/>
    </style:style>
    <style:style style:name="T363" style:family="text">
      <style:text-properties style:text-underline-style="none" fo:font-weight="normal" officeooo:rsid="0ba954c3" style:font-weight-asian="normal" style:font-weight-complex="normal"/>
    </style:style>
    <style:style style:name="T364" style:family="text">
      <style:text-properties style:text-underline-style="none" fo:font-weight="normal" officeooo:rsid="0bcab967" style:font-weight-asian="normal" style:font-weight-complex="normal"/>
    </style:style>
    <style:style style:name="T365" style:family="text">
      <style:text-properties style:text-underline-style="none" fo:font-weight="normal" officeooo:rsid="0bcbf775" style:font-weight-asian="normal" style:font-weight-complex="normal"/>
    </style:style>
    <style:style style:name="T366" style:family="text">
      <style:text-properties style:text-underline-style="none" fo:font-weight="normal" officeooo:rsid="0bceaf70" style:font-weight-asian="normal" style:font-weight-complex="normal"/>
    </style:style>
    <style:style style:name="T367" style:family="text">
      <style:text-properties style:text-underline-style="none" fo:font-weight="normal" officeooo:rsid="0bf63874" style:font-weight-asian="normal" style:font-weight-complex="normal"/>
    </style:style>
    <style:style style:name="T368" style:family="text">
      <style:text-properties style:text-underline-style="none" fo:font-weight="normal" officeooo:rsid="0c0ce766" style:font-weight-asian="normal" style:font-weight-complex="normal"/>
    </style:style>
    <style:style style:name="T369" style:family="text">
      <style:text-properties style:text-underline-style="none" fo:font-weight="normal" officeooo:rsid="0c13220b" style:font-weight-asian="normal" style:font-weight-complex="normal"/>
    </style:style>
    <style:style style:name="T370" style:family="text">
      <style:text-properties style:text-underline-style="none" fo:font-weight="normal" officeooo:rsid="0c5378d7" style:font-weight-asian="normal" style:font-weight-complex="normal"/>
    </style:style>
    <style:style style:name="T371" style:family="text">
      <style:text-properties style:text-underline-style="none" fo:font-weight="normal" officeooo:rsid="0ca983be" style:font-weight-asian="normal" style:font-weight-complex="normal"/>
    </style:style>
    <style:style style:name="T372" style:family="text">
      <style:text-properties officeooo:rsid="077070cb"/>
    </style:style>
    <style:style style:name="T373" style:family="text">
      <style:text-properties officeooo:rsid="0be9f343"/>
    </style:style>
    <style:style style:name="T374" style:family="text">
      <style:text-properties officeooo:rsid="0bf811da"/>
    </style:style>
    <style:style style:name="T375" style:family="text">
      <style:text-properties officeooo:rsid="0c220aa3"/>
    </style:style>
    <style:style style:name="T376" style:family="text">
      <style:text-properties officeooo:rsid="0c24bbcc"/>
    </style:style>
    <style:style style:name="T377" style:family="text">
      <style:text-properties officeooo:rsid="0c392564"/>
    </style:style>
    <style:style style:name="T378" style:family="text">
      <style:text-properties officeooo:rsid="0c51d3fd"/>
    </style:style>
    <style:style style:name="T379" style:family="text">
      <style:text-properties officeooo:rsid="0c939820"/>
    </style:style>
    <style:style style:name="T380" style:family="text">
      <style:text-properties officeooo:rsid="0ca84e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197">F</text:span><text:span text:style-name="T178">iction first – </text:span><text:span text:style-name="T179">This game is designed to tell an </text:span><text:span text:style-name="T194">exciting</text:span><text:span text:style-name="T179"> story, not </text:span><text:span text:style-name="T193">realistically</text:span><text:span text:style-name="T179"> simulate an outcome. The rules are infinitely looser than most RPGs, with “holes” you could drive a </text:span><text:span text:style-name="T190">starship </text:span><text:span text:style-name="T179">through. </text:span><text:span text:style-name="T191">This is intentional, to give you freedom to tell </text:span><text:span text:style-name="T192">a badass story</text:span><text:span text:style-name="T191">. Leave the simulation to other games.</text:span></text:p>
      <text:p text:style-name="P76"><text:span text:style-name="T195"/></text:p>
      <text:p text:style-name="P77"><text:span text:style-name="T195">Moves –</text:span><text:span text:style-name="T179"> </text:span><text:span text:style-name="T188">A move is a</text:span><text:span text:style-name="T189">n action</text:span><text:span text:style-name="T187"> you </text:span><text:span text:style-name="T189">take </text:span><text:span text:style-name="T196">either as a player or a character</text:span><text:span text:style-name="T199"> </text:span><text:span text:style-name="T204">during the course of</text:span><text:span text:style-name="T199"> playing this game. </text:span><text:span text:style-name="T203">Usually a move has an in-game effect; sometimes it has activation conditions or costs.</text:span></text:p>
      <text:p text:style-name="P77"><text:span text:style-name="T199"/></text:p>
      <text:p text:style-name="P77"><text:span text:style-name="T200">Meta moves, like this one, tell you about the game itself. </text:span><text:span text:style-name="T201">It strains the </text:span><text:span text:style-name="T202">definition</text:span><text:span text:style-name="T201">, but don’t worry about it.</text:span></text:p>
      <text:p text:style-name="P54"><text:span text:style-name="T40"/></text:p>
      <text:p text:style-name="P55">Make a move – <text:span text:style-name="T61">You </text:span><text:span text:style-name="T62">make</text:span><text:span text:style-name="T61"> a move </text:span><text:span text:style-name="T357">any time you do something described by a move. </text:span><text:span text:style-name="T371">You may be forced to make a move by its activation criteria.</text:span><text:span text:style-name="T357"> </text:span><text:span text:style-name="T371">In either case, y</text:span><text:span text:style-name="T360">ou then resolve the outcome using the rules </text:span><text:span text:style-name="T367">for that </text:span><text:span text:style-name="T360">move.</text:span></text:p>
      <text:p text:style-name="P55"><text:span text:style-name="T357"/></text:p>
      <text:p text:style-name="P56"><text:span text:style-name="T358">If there’s no move that </text:span><text:span text:style-name="T363">at least kinda</text:span><text:span text:style-name="T358"> describes what you’re doing, </text:span><text:span text:style-name="T359">or there is but you haven’t got it</text:span><text:span text:style-name="T358">, you can’t do that thing. </text:span><text:span text:style-name="T364">Limitations </text:span><text:span text:style-name="T365">define us.</text:span></text:p>
      <text:p text:style-name="P56"><text:span text:style-name="T358"/></text:p>
      <text:p text:style-name="P56"><text:span text:style-name="T361">I</text:span><text:span text:style-name="T359">f the move’s description says that some conditions have to be true to make the move, </text:span><text:span text:style-name="T361">but those conditions aren’t true (and you can’t make them true)</text:span><text:span text:style-name="T359">, you can’t make the move. </text:span><text:span text:style-name="T362">Same if it says there’s a cost that you can’t or won’t </text:span><text:span text:style-name="T366">pay</text:span><text:span text:style-name="T362">.</text:span></text:p>
      <text:p text:style-name="P2"/>
      <text:p text:style-name="P64">Chain moves – <text:span text:style-name="T2">Sometimes a move </text:span><text:span text:style-name="T63">(parent)</text:span><text:span text:style-name="T2"> says that it applies when you’re making a different move </text:span><text:span text:style-name="T63">(child)</text:span><text:span text:style-name="T2"> </text:span><text:span text:style-name="T162">or that you should make another move (child) as a </text:span><text:span text:style-name="T165">part</text:span><text:span text:style-name="T162"> of </text:span><text:span text:style-name="T166">the parent</text:span><text:span text:style-name="T162">. Unless otherwise stated, you’re </text:span><text:span text:style-name="T167">making both moves: </text:span><text:span text:style-name="T162">first </text:span><text:span text:style-name="T163">making </text:span><text:span text:style-name="T162">the parent and then the child. All rules </text:span><text:span text:style-name="T168">related to the </text:span><text:span text:style-name="T162">child move apply </text:span><text:span text:style-name="T164">normally</text:span><text:span text:style-name="T162">, unless the parent move says differently.</text:span></text:p>
      <text:p text:style-name="P2"/>
      <text:h text:style-name="P25" text:outline-level="2"><text:span text:style-name="T105">Respect our limits</text:span><text:span text:style-name="T121"> – This game </text:span><text:span text:style-name="T131">is </text:span><text:span text:style-name="T130">for everyone at the table</text:span><text:span text:style-name="T121">. If somebody </text:span><text:span text:style-name="T122">needs to </text:span><text:span text:style-name="T103">state a limit</text:span><text:span text:style-name="T121">, immediately cut away or fade to black from whatever is upsetting them. Talk as a table about how to continue the story while </text:span><text:span text:style-name="T139">embracing</text:span><text:span text:style-name="T121"> the limit.</text:span></text:h>
      <text:list xml:id="list2366394955" text:style-name="L1">
        <text:list-header>
          <text:h text:style-name="P26" text:outline-level="2"/>
          <text:h text:style-name="P26" text:outline-level="2"><text:span text:style-name="T104">State a limit – </text:span><text:span text:style-name="T117">This is a game to have fun. If some theme, activity, or imagery of the story is ruining your fun, speak up. </text:span><text:span text:style-name="T118">You don’t have to explain why, you only have to </text:span><text:span text:style-name="T119">indicate </text:span><text:span text:style-name="T118">what.</text:span></text:h>
        </text:list-header>
      </text:list>
      <text:h text:style-name="P31" text:outline-level="2"/>
      <text:h text:style-name="P27" text:outline-level="2"><text:span text:style-name="T104">Think </text:span><text:span text:style-name="T114">for the camera</text:span><text:span text:style-name="T104"> – </text:span><text:span text:style-name="T117">This game works better when </text:span><text:span text:style-name="T159">we</text:span><text:span text:style-name="T117"> think like </text:span><text:span text:style-name="T161">we’re</text:span><text:span text:style-name="T153"> </text:span><text:span text:style-name="T117">directing a </text:span><text:span text:style-name="T129">tv series more</text:span><text:span text:style-name="T117"> than writing a novel. Focus on what </text:span><text:span text:style-name="T159">we</text:span><text:span text:style-name="T153"> </text:span><text:span text:style-name="T117">can perceive with </text:span><text:span text:style-name="T154">ou</text:span><text:span text:style-name="T155">r</text:span><text:span text:style-name="T154"> </text:span><text:span text:style-name="T117">(supernatural?) senses </text:span><text:span text:style-name="T127">here in the moment.</text:span></text:h>
      <text:h text:style-name="P36" text:outline-level="2"/>
      <text:h text:style-name="P28" text:outline-level="2"><text:span text:style-name="T104">Invent fiction</text:span><text:span text:style-name="T117"> – </text:span><text:span text:style-name="T132">This game shines when you s</text:span><text:span text:style-name="T117">peak up </text:span><text:span text:style-name="T132">to </text:span><text:span text:style-name="T141">refine, </text:span><text:span text:style-name="T148">improve,</text:span><text:span text:style-name="T140"> or </text:span><text:span text:style-name="T147">augment</text:span><text:span text:style-name="T140"> </text:span><text:span text:style-name="T142">the </text:span><text:span text:style-name="T145">scenario</text:span><text:span text:style-name="T117">. </text:span><text:span text:style-name="T143">It needs to make sense, and t</text:span><text:span text:style-name="T138">he </text:span><text:span text:style-name="T151">GM</text:span><text:span text:style-name="T138"> has final veto, but the </text:span><text:span text:style-name="T144">only firm rule</text:span><text:span text:style-name="T138"> is: </text:span><text:span text:style-name="T120">don’t contradict anything already established. </text:span><text:span text:style-name="T106">Use this to set up </text:span><text:span text:style-name="T113">a</text:span><text:span text:style-name="T106"> move </text:span><text:span text:style-name="T173">or</text:span><text:span text:style-name="T106"> </text:span><text:span text:style-name="T107">just </text:span><text:span text:style-name="T112">to </text:span><text:span text:style-name="T106">make </text:span><text:span text:style-name="T111">shit</text:span><text:span text:style-name="T106"> cooler.</text:span></text:h>
      <text:h text:style-name="P32" text:outline-level="2"/>
      <text:h text:style-name="P37" text:outline-level="2"><text:span text:style-name="T123">Ex.</text:span><text:span text:style-name="T3"> </text:span><text:span text:style-name="T4">T</text:span><text:span text:style-name="T5">he</text:span><text:span text:style-name="T43">y’re </text:span><text:span text:style-name="T5">wearing </text:span><text:span text:style-name="T6">my</text:span><text:span text:style-name="T5"> favorite </text:span><text:span text:style-name="T7">designer. </text:span><text:span text:style-name="T12">My</text:span><text:span text:style-name="T13"> </text:span><text:span text:style-name="T42">fur</text:span><text:span text:style-name="T13"> is </text:span><text:span text:style-name="T18">saturated violet</text:span><text:span text:style-name="T14">. </text:span><text:span text:style-name="T17">Lucky </text:span><text:span text:style-name="T8">I’ve always got my boot knife.</text:span><text:span text:style-name="T7"> </text:span><text:span text:style-name="T3">Maybe the </text:span><text:span text:style-name="T9">roof</text:span><text:span text:style-name="T3"> collapsed in one corner. </text:span><text:span text:style-name="T4">It’s a huge gun, </text:span><text:span text:style-name="T10">just</text:span><text:span text:style-name="T4"> a fucking giant revolver with shells like Vienna sausages</text:span><text:span text:style-name="T11">.</text:span><text:span text:style-name="T4"> </text:span><text:span text:style-name="T16">Surely there’s </text:span><text:span text:style-name="T15">a forklift in this warehouse.</text:span></text:h>
      <text:h text:style-name="P34" text:outline-level="2"/>
      <text:h text:style-name="P29" text:outline-level="2"><text:span text:style-name="T108">B</text:span><text:span text:style-name="T104">e curious, not cautious –</text:span><text:span text:style-name="T117"> </text:span><text:span text:style-name="T134">This</text:span><text:span text:style-name="T117"> game is more fun when </text:span><text:span text:style-name="T160">we</text:span><text:span text:style-name="T117"> play to find out what happens </text:span><text:span text:style-name="T124">than when </text:span><text:span text:style-name="T160">we</text:span><text:span text:style-name="T156"> </text:span><text:span text:style-name="T124">play to keep </text:span><text:span text:style-name="T157">y</text:span><text:span text:style-name="T124">our character </text:span><text:span text:style-name="T158">content</text:span><text:span text:style-name="T124">. </text:span><text:span text:style-name="T125">Stories about people who never </text:span><text:span text:style-name="T136">take risks, never </text:span><text:span text:style-name="T125">get hurt, who never fail </text:span><text:span text:style-name="T126">leave </text:span><text:span text:style-name="T125">fewer memories than stories about </text:span><text:span text:style-name="T126">a hot fucking mess</text:span><text:span text:style-name="T128">.</text:span></text:h>
      <text:h text:style-name="P33" text:outline-level="2"/>
      <text:h text:style-name="P30" text:outline-level="2"><text:span text:style-name="T110">D</text:span><text:span text:style-name="T109">on’t sweat the meta – </text:span><text:span text:style-name="T133">In this game, i</text:span><text:span text:style-name="T135">t’s okay for you to know things </text:span><text:span text:style-name="T137">that</text:span><text:span text:style-name="T135"> you don’t know, and to act on that knowledge when it would make </text:span><text:span text:style-name="T146">shit</text:span><text:span text:style-name="T135"> cooler. </text:span><text:span text:style-name="T152">Likewise, don’t talk around what you’re doing. Be plain so that everybody at the table can understand the badass shit </text:span><text:span text:style-name="T160">you’re up to.</text:span></text:h>
      <text:h text:style-name="P35" text:outline-level="2"/>
      <text:h text:style-name="P38" text:outline-level="2"><text:span text:style-name="T331">Dispute</text:span><text:span text:style-name="T330"> fiction </text:span><text:span text:style-name="T263">– Sometimes the </text:span><text:span text:style-name="T276">GM</text:span><text:span text:style-name="T263"> will say something they think is cool, but that just ruins the story </text:span><text:span text:style-name="T271">for you</text:span><text:span text:style-name="T263">. </text:span><text:span text:style-name="T272">You’</text:span><text:span text:style-name="T273">re</text:span><text:span text:style-name="T272"> </text:span><text:span text:style-name="T274">trying</text:span><text:span text:style-name="T272"> to </text:span><text:span text:style-name="T351">be curious, not cautious</text:span><text:span text:style-name="T272"> but whatever the </text:span><text:span text:style-name="T276">GM</text:span><text:span text:style-name="T272"> said just seems to cheapen the whole damn thing for you. Speak up and negotiate </text:span><text:span text:style-name="T275">an</text:span><text:span text:style-name="T272"> alternative.</text:span></text:h>
      <text:h text:style-name="P38" text:outline-level="2"><text:span text:style-name="T272"/></text:h>
      <text:h text:style-name="P39" text:outline-level="2"><text:span text:style-name="T272">T</text:span><text:span text:style-name="T263">his isn’t the same as </text:span><text:span text:style-name="T350">resist consequences</text:span><text:span text:style-name="T263">. Don’t use this to gain an in-game advantage. Use this when something happens that would make you </text:span><text:span text:style-name="T295">turn off</text:span><text:span text:style-name="T263"> a show you </text:span><text:span text:style-name="T295">were watching.</text:span></text:h>
      <text:p text:style-name="P3"/>
      <text:p text:style-name="P5"><text:span text:style-name="T261">Labeled </text:span><text:span text:style-name="T262">items</text:span><text:span text:style-name="T261"> –</text:span><text:span text:style-name="T205"> </text:span><text:span text:style-name="T241">Items are often grouped into labeled sections. </text:span><text:span text:style-name="T231">Instead of a specific </text:span><text:span text:style-name="T232">item</text:span><text:span text:style-name="T231">, a move may mention a </text:span><text:span text:style-name="T243">section </text:span><text:span text:style-name="T231">label instead. This refers to any or all </text:span><text:span text:style-name="T232">item</text:span><text:span text:style-name="T248">s </text:span><text:span text:style-name="T242">found in a section with that </text:span><text:span text:style-name="T249">label</text:span><text:span text:style-name="T242">—</text:span><text:span text:style-name="T247">or any subsection of it.</text:span></text:p>
      <text:p text:style-name="P3"/>
      <text:p text:style-name="P66">Bought and free items – <text:span text:style-name="T2">Some </text:span><text:span text:style-name="T26">items</text:span><text:span text:style-name="T2"> </text:span><text:span text:style-name="T65">have an</text:span><text:span text:style-name="T39"> empty</text:span><text:span text:style-name="T2"> </text:span><text:span text:style-name="T212">○</text:span><text:span text:style-name="T213">; these items must be purchased during character creation or with XP </text:span><text:span text:style-name="T222">during play. </text:span><text:span text:style-name="T244">When you buy a </text:span><text:span text:style-name="T212">○, </text:span><text:span text:style-name="T244">fill it </text:span><text:span text:style-name="T246">in</text:span><text:span text:style-name="T213">. </text:span><text:span text:style-name="T218">Items with a </text:span><text:span text:style-name="T245">pre-</text:span><text:span text:style-name="T219">filled </text:span><text:span text:style-name="T212">● </text:span><text:span text:style-name="T218">are </text:span><text:span text:style-name="T219">free if your playbook contains them.</text:span></text:p>
      <text:p text:style-name="P12"/>
      <text:p text:style-name="P6"><text:span text:style-name="T219">I</text:span><text:span text:style-name="T205">tems prefixed with </text:span><text:span text:style-name="T264">△ </text:span><text:span text:style-name="T265">are </text:span><text:span text:style-name="T309">yours</text:span><text:span text:style-name="T263"> </text:span><text:span text:style-name="T268">only </text:span><text:span text:style-name="T263">if </text:span><text:span text:style-name="T267">a move or the GM</text:span><text:span text:style-name="T263"> says </text:span><text:span text:style-name="T269">you get them</text:span><text:span text:style-name="T263">. They cannot be bought </text:span><text:span text:style-name="T266">otherwise.</text:span></text:p>
      <text:p text:style-name="P3"/>
      <text:p text:style-name="P4"><text:span text:style-name="T221">I</text:span><text:span text:style-name="T216">tems</text:span><text:span text:style-name="T213"> </text:span><text:span text:style-name="T230">with neither</text:span><text:span text:style-name="T213"> </text:span><text:span text:style-name="T264">△, </text:span><text:span text:style-name="T212">○, </text:span><text:span text:style-name="T233">nor</text:span><text:span text:style-name="T220"> </text:span><text:span text:style-name="T212">● </text:span><text:span text:style-name="T213">are </text:span><text:span text:style-name="T217">automatically </text:span><text:span text:style-name="T236">in play</text:span><text:span text:style-name="T213"> if your playbook contains them.</text:span></text:p>
      <text:p text:style-name="P70"/>
      <text:p text:style-name="P72"><text:span text:style-name="T373">Gated moves </text:span>–<text:span text:style-name="T2"> </text:span><text:span text:style-name="T70">Some moves have a number in parenthesis after the name. </text:span><text:span text:style-name="T71">In order to buy such a move, y</text:span><text:span text:style-name="T70">ou must already have </text:span><text:span text:style-name="T74">at least </text:span><text:span text:style-name="T72">that </text:span><text:span text:style-name="T73">number of </text:span><text:span text:style-name="T70">moves from the same section of your playbook.</text:span></text:p>
      <text:p text:style-name="P70"/>
      <text:p text:style-name="P73">Dice –<text:span text:style-name="T2"> </text:span><text:span text:style-name="T81">Every roll in this game uses </text:span><text:span text:style-name="T83">2d6</text:span><text:span text:style-name="T81">.</text:span></text:p>
      <text:p text:style-name="P70"/>
      <text:p text:style-name="P58"><text:span text:style-name="T353">Roll – </text:span><text:span text:style-name="T23">A move may say you roll </text:span><text:span text:style-name="T66">to find out what happens</text:span><text:span text:style-name="T23">. </text:span><text:span text:style-name="T64">For most moves</text:span><text:span text:style-name="T19">, </text:span><text:span text:style-name="T86">it’ll say to roll with an ability</text:span><text:span text:style-name="T19">. </text:span><text:span text:style-name="T46">A move or t</text:span><text:span text:style-name="T19">he GM may also tell you that there </text:span><text:span text:style-name="T84">are</text:span><text:span text:style-name="T19"> penalt</text:span><text:span text:style-name="T84">ies</text:span><text:span text:style-name="T19"> or bonus</text:span><text:span text:style-name="T84">es</text:span><text:span text:style-name="T19"> to the roll. </text:span><text:span text:style-name="T82">Sum </text:span><text:span text:style-name="T86">the ability and </text:span><text:span text:style-name="T82">all the pluses and minuses into a total modifier. </text:span><text:span text:style-name="T87">C</text:span><text:span text:style-name="T82">ap </text:span><text:span text:style-name="T87">the total modifier </text:span><text:span text:style-name="T82">at ±3. Roll the dice and add your total modifier </text:span><text:span text:style-name="T88">to get your </text:span><text:span text:style-name="T89">result.</text:span></text:p>
      <text:p text:style-name="P58"><text:span text:style-name="T89"/></text:p>
      <text:p text:style-name="P68">Alternate abilities –<text:span text:style-name="T2"> A move may say to roll a different move with a nonstandard or specific ability. Just use the weird ability, don’t add it to your normal one.</text:span></text:p>
      <text:p text:style-name="P57"><text:span text:style-name="T28"/></text:p>
      <text:p text:style-name="P57"><text:span text:style-name="T380">Read the dice –</text:span><text:span text:style-name="T79"> </text:span><text:span text:style-name="T28"><text:s/></text:span><text:span text:style-name="T80">When you roll the dice plus a capped modifier, you’ll get a number in the range 2-15. That range is broken down into result ranges, </text:span><text:span text:style-name="T85">which moves will describe different effects for</text:span><text:span text:style-name="T80">.</text:span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Range</text:p>
          </table:table-cell>
          <table:table-cell table:style-name="Table1.A1" office:value-type="string">
            <text:p text:style-name="P24">Result <text:span text:style-name="T377">Name</text:span></text:p>
          </table:table-cell>
          <table:table-cell table:style-name="Table1.A1" office:value-type="string">
            <text:p text:style-name="P23"><text:span text:style-name="T375">Result Icon</text:span></text:p>
          </table:table-cell>
        </table:table-row>
        <table:table-row>
          <table:table-cell table:style-name="Table1.A1" office:value-type="string">
            <text:p text:style-name="P23">12-<text:span text:style-name="T376">15</text:span></text:p>
          </table:table-cell>
          <table:table-cell table:style-name="Table1.A1" office:value-type="string">
            <text:p text:style-name="P22">Critical Success</text:p>
          </table:table-cell>
          <table:table-cell table:style-name="Table1.A1" office:value-type="string">
            <text:p text:style-name="P79"><text:span text:style-name="T198">⚅⚅</text:span></text:p>
          </table:table-cell>
        </table:table-row>
        <table:table-row>
          <table:table-cell table:style-name="Table1.A1" office:value-type="string">
            <text:p text:style-name="P23">10-11</text:p>
          </table:table-cell>
          <table:table-cell table:style-name="Table1.A1" office:value-type="string">
            <text:p text:style-name="P22">Full Success</text:p>
          </table:table-cell>
          <table:table-cell table:style-name="Table1.A1" office:value-type="string">
            <text:p text:style-name="P53"><text:span text:style-name="T208">⚃⚅</text:span></text:p>
          </table:table-cell>
        </table:table-row>
        <table:table-row>
          <table:table-cell table:style-name="Table1.A1" office:value-type="string">
            <text:p text:style-name="P23">7-9</text:p>
          </table:table-cell>
          <table:table-cell table:style-name="Table1.A1" office:value-type="string">
            <text:p text:style-name="P52"><text:span text:style-name="T205">Qualified </text:span><text:span text:style-name="T206">S</text:span><text:span text:style-name="T205">uccess</text:span></text:p>
          </table:table-cell>
          <table:table-cell table:style-name="Table1.A1" office:value-type="string">
            <text:p text:style-name="P53"><text:span text:style-name="T208">⚂⚃</text:span></text:p>
          </table:table-cell>
        </table:table-row>
        <table:table-row table:style-name="Table1.5">
          <table:table-cell table:style-name="Table1.A1" office:value-type="string">
            <text:p text:style-name="P23">2-6</text:p>
          </table:table-cell>
          <table:table-cell table:style-name="Table1.B5" office:value-type="string">
            <text:p text:style-name="P52"><text:span text:style-name="T207">Failure</text:span></text:p>
          </table:table-cell>
          <table:table-cell table:style-name="Table1.A1" office:value-type="string">
            <text:p text:style-name="P53"><text:span text:style-name="T208">⚀⚀</text:span></text:p>
          </table:table-cell>
        </table:table-row>
      </table:table>
      <text:p text:style-name="P65"><text:span text:style-name="T332"/></text:p>
      <text:p text:style-name="P59"><text:span text:style-name="T314">The icons are shorthand for the result. </text:span><text:span text:style-name="T317">T</text:span><text:span text:style-name="T315">he pips </text:span><text:span text:style-name="T327">shown</text:span><text:span text:style-name="T315"> are </text:span><text:span text:style-name="T316">just </text:span><text:span text:style-name="T315">a mnemonic for the lowest number in the result’s range</text:span><text:span text:style-name="T314">.</text:span></text:p>
      <text:p text:style-name="P65"><text:span text:style-name="T332"/></text:p>
      <text:p text:style-name="P65"><text:span text:style-name="T340">(</text:span><text:span text:style-name="T337">Progress</text:span><text:span text:style-name="T340">)</text:span><text:span text:style-name="T337"> bars</text:span><text:span text:style-name="T330"> –</text:span><text:span text:style-name="T263"> </text:span><text:span text:style-name="T318">Progress bars</text:span><text:span text:style-name="T263"> are </text:span><text:span text:style-name="T277">an </text:span><text:span text:style-name="T263">abstract representation </text:span><text:span text:style-name="T306">of </text:span><text:span text:style-name="T307">rising tension</text:span><text:span text:style-name="T282"> or </text:span><text:span text:style-name="T308">sustained </text:span><text:span text:style-name="T278">activit</text:span><text:span text:style-name="T307">y</text:span><text:span text:style-name="T283">. </text:span><text:soft-page-break/><text:span text:style-name="T279">A </text:span><text:span text:style-name="T318">bar </text:span><text:span text:style-name="T279">has a title and some number of ticks between 1 and 8, </text:span><text:span text:style-name="T296">both decided by the GM</text:span><text:span text:style-name="T279">. </text:span><text:span text:style-name="T281">When the last tick is filled</text:span><text:span text:style-name="T280">, </text:span><text:span text:style-name="T284">whatever the title says happens.</text:span></text:p>
      <text:p text:style-name="P15"/>
      <text:p text:style-name="P11"><text:span text:style-name="T333">T</text:span><text:span text:style-name="T330">ick a </text:span><text:span text:style-name="T338">bar</text:span><text:span text:style-name="T330"> –</text:span><text:span text:style-name="T263"> </text:span><text:span text:style-name="T319">When the GM or a move says to tick a bar, fill one tick on it.</text:span><text:span text:style-name="T320"> If they say to tick it some number of times, fill that many ticks.</text:span></text:p>
      <text:p text:style-name="P20"/>
      <text:p text:style-name="P40"><text:span text:style-name="T372">Resources –</text:span><text:span text:style-name="T26"> </text:span><text:span text:style-name="T68">A r</text:span><text:span text:style-name="T26">esource </text:span><text:span text:style-name="T68">is </text:span><text:span text:style-name="T26">some asset or </text:span><text:span text:style-name="T69">quality</text:span><text:span text:style-name="T26"> </text:span><text:span text:style-name="T56">of your character—</text:span><text:span text:style-name="T67">something they have or something they are, rather than something they do</text:span><text:span text:style-name="T26">. </text:span></text:p>
      <text:p text:style-name="P40"><text:span text:style-name="T180"/></text:p>
      <text:p text:style-name="P41"><text:span text:style-name="T58">S</text:span><text:span text:style-name="T55">ome </text:span><text:span text:style-name="T96">resources </text:span><text:span text:style-name="T57">are just </text:span><text:span text:style-name="T59">notes </text:span><text:span text:style-name="T60">you keep</text:span><text:span text:style-name="T55">, </text:span><text:span text:style-name="T58">but </text:span><text:span text:style-name="T55">m</text:span><text:span text:style-name="T54">ost resources are tracked with points. </text:span><text:span text:style-name="T181">Each point of a </text:span><text:span text:style-name="T182">particular r</text:span><text:span text:style-name="T181">esource is represented with a</text:span><text:span text:style-name="T180"> </text:span><text:span text:style-name="T183">▢. </text:span><text:span text:style-name="T184">Some resources come in ranks </text:span><text:span text:style-name="T185">of advancement, </text:span><text:span text:style-name="T186">permitting you to </text:span><text:span text:style-name="T97">buy </text:span><text:span text:style-name="T186">more </text:span><text:span text:style-name="T49">▢</text:span><text:span text:style-name="T184">.</text:span></text:p>
      <text:p text:style-name="P13"/>
      <text:p text:style-name="P71"><text:span text:style-name="T47">When you </text:span><text:span text:style-name="T48">restore or </text:span><text:span text:style-name="T47">gain a resource, fill a </text:span><text:span text:style-name="T49">▢. </text:span><text:span text:style-name="T50">You cannot have more of a </text:span><text:span text:style-name="T51">r</text:span><text:span text:style-name="T50">esource than you </text:span><text:span text:style-name="T52">have </text:span><text:span text:style-name="T49">▢ </text:span><text:span text:style-name="T50">for that </text:span><text:span text:style-name="T91">resource</text:span><text:span text:style-name="T50">. </text:span><text:span text:style-name="T53">If all your </text:span><text:span text:style-name="T49">▢</text:span><text:span text:style-name="T53"> are full when you’re supposed to gain the resource, just don’t fill anything.</text:span></text:p>
      <text:p text:style-name="P13"/>
      <text:p text:style-name="P60"><text:span text:style-name="T215">When you spend or lose a resource, erase a filled </text:span><text:span text:style-name="T214">▢. </text:span><text:span text:style-name="T215">If you don’t have any filled </text:span><text:span text:style-name="T214">▢, </text:span><text:span text:style-name="T250">you can’t do move</text:span><text:span text:style-name="T252">s</text:span><text:span text:style-name="T250"> requiring you to spend </text:span><text:span text:style-name="T253">that </text:span><text:span text:style-name="T250">resource</text:span><text:span text:style-name="T215">. </text:span><text:span text:style-name="T251">On the </text:span><text:span text:style-name="T255">other hand</text:span><text:span text:style-name="T250">, if a </text:span><text:span text:style-name="T234">move’</text:span><text:span text:style-name="T238">s effect</text:span><text:span text:style-name="T234"> tells you to lose a resource </text:span><text:span text:style-name="T254">you’re out of</text:span><text:span text:style-name="T234">, just don’t erase anything—any other effects or consequences of the move still happen as normal, though.</text:span></text:p>
      <text:p text:style-name="P16"/>
      <text:p text:style-name="P67"><text:span text:style-name="T378">Lose what you spend</text:span> – <text:span text:style-name="T2">Unless stated otherwise </text:span><text:span text:style-name="T75">and regardless of where the cost appears in the move’s description </text:span><text:span text:style-name="T90">text</text:span><text:span text:style-name="T2">, you </text:span><text:span text:style-name="T76">lose </text:span><text:span text:style-name="T77">a</text:span><text:span text:style-name="T2"> move’s cost</text:span><text:span text:style-name="T78">(</text:span><text:span text:style-name="T2">s</text:span><text:span text:style-name="T78">)</text:span><text:span text:style-name="T2"> </text:span><text:span text:style-name="T354">immediately before you roll</text:span><text:span text:style-name="T356"> </text:span><text:span text:style-name="T370">and</text:span><text:span text:style-name="T368"> determine results</text:span><text:span text:style-name="T356">. </text:span><text:span text:style-name="T368">If there’s no roll, the loss </text:span><text:span text:style-name="T369">just </text:span><text:span text:style-name="T368">happens before the effect takes place.</text:span></text:p>
      <text:p text:style-name="P16"/>
      <text:p text:style-name="P61"><text:span text:style-name="T177">Abilities –</text:span><text:span text:style-name="T41"> Abilities </text:span><text:span text:style-name="T99">mostly </text:span><text:span text:style-name="T98">represent </text:span><text:span text:style-name="T100">proficiency. </text:span><text:span text:style-name="T101">They’re things you’re good at, or could get good at. </text:span><text:span text:style-name="T102">They might be broad or narrow, but they don’t say what narrative goal you’re trying to achieve—that’s what moves are for.</text:span></text:p>
      <text:p text:style-name="P50"/>
      <text:p text:style-name="P1"><text:span text:style-name="T379">Ability scores – </text:span><text:span text:style-name="T24">When you first </text:span><text:span text:style-name="T36">get</text:span><text:span text:style-name="T24"> an </text:span><text:span text:style-name="T29">a</text:span><text:span text:style-name="T24">bility, it starts at </text:span><text:span text:style-name="T27">+</text:span><text:span text:style-name="T24">0—</text:span><text:span text:style-name="T25">even this </text:span><text:span text:style-name="T2">gives you almost a 60% chance of success. </text:span><text:span text:style-name="T27">Each additional </text:span><text:span text:style-name="T212">○ </text:span><text:span text:style-name="T216">you buy </text:span><text:span text:style-name="T217">gives you another +1 to your modifier. </text:span></text:p>
      <text:p text:style-name="P14"/>
      <text:p text:style-name="P1"><text:span text:style-name="T227">If you haven’t bought an ability, </text:span><text:span text:style-name="T228">but </text:span><text:span text:style-name="T256">need to roll it anyway</text:span><text:span text:style-name="T227">, </text:span><text:span text:style-name="T229">roll with -1.</text:span></text:p>
      <text:p text:style-name="P14"/>
      <text:p text:style-name="P7"><text:span text:style-name="T237">Some abilities have more </text:span><text:span text:style-name="T258">or less </text:span><text:span text:style-name="T237">than </text:span><text:span text:style-name="T212">○ </text:span><text:span text:style-name="T235">available</text:span><text:span text:style-name="T212">. </text:span><text:span text:style-name="T224">Buying </text:span><text:span text:style-name="T258">more than </text:span><text:span text:style-name="T260">4</text:span><text:span text:style-name="T237"> </text:span><text:span text:style-name="T212">○ </text:span><text:span text:style-name="T237">let</text:span><text:span text:style-name="T225">s</text:span><text:span text:style-name="T237"> you soak up penalties to rolls, </text:span><text:span text:style-name="T223">but</text:span><text:span text:style-name="T237"> </text:span><text:span text:style-name="T226">doesn’t </text:span><text:span text:style-name="T237">let you exceed the maximum </text:span><text:span text:style-name="T259">total </text:span><text:span text:style-name="T237">modifier.</text:span></text:p>
      <text:p text:style-name="P17"/>
      <text:p text:style-name="P8">Status – <text:span text:style-name="T2">A status is a </text:span><text:span text:style-name="T44">short, descriptive phrase describing a </text:span><text:span text:style-name="T2">condition or state that is true; </text:span><text:span text:style-name="T37">potentially about you, anybody else, or even an item or place. </text:span><text:span text:style-name="T38">When a move or the GM says you or something of yours gets a status, write it down </text:span><text:span text:style-name="T92">in </text:span><text:span text:style-name="T93">a </text:span><text:span text:style-name="T94">special </text:span><text:span text:style-name="T93">section of your notes</text:span><text:span text:style-name="T38">. As long as it’s written down, no aspect of the fiction can violate its truth.</text:span></text:p>
      <text:p text:style-name="P18"/>
      <text:p text:style-name="P10"><text:span text:style-name="T38">Y</text:span><text:span text:style-name="T2">ou can have an unlimited number of statuses. Likewise, they are not restricted to a predefined list.</text:span></text:p>
      <text:p text:style-name="P18"/>
      <text:p text:style-name="P9">Remove a status –<text:span text:style-name="T2"> </text:span><text:span text:style-name="T95">E</text:span><text:span text:style-name="T45">rase</text:span><text:span text:style-name="T2"> a status when a move or the GM says you can, or when it no longer makes sense for it to be true.</text:span></text:p>
      <text:p text:style-name="P9"/>
      <text:p text:style-name="P21"><text:span text:style-name="T336">Exploit status –</text:span><text:span text:style-name="T285"> </text:span><text:span text:style-name="T286">When you </text:span><text:span text:style-name="T287">make </text:span><text:span text:style-name="T286">a move, </text:span><text:span text:style-name="T288">you can </text:span><text:span text:style-name="T289">describe</text:span><text:span text:style-name="T286"> how you’re capitalizing on a </text:span><text:span text:style-name="T290">status currently in play </text:span><text:span text:style-name="T291">to</text:span><text:span text:style-name="T292"> </text:span><text:span text:style-name="T293">add </text:span><text:span text:style-name="T292">+1 on your move. </text:span><text:span text:style-name="T294">You can only exploit one status in a move.</text:span></text:p>
      <text:p text:style-name="P19"/>
      <text:p text:style-name="P62"><text:span text:style-name="T374">Low/Zero effect – </text:span><text:span text:style-name="T305">When you’re describing a move you want to make, the GM might sometimes </text:span><text:span text:style-name="T312">speak</text:span><text:span text:style-name="T305"> up and tell you that you’</text:span><text:span text:style-name="T311">re going to have</text:span><text:span text:style-name="T305"> Low </text:span><text:span text:style-name="T313">or maybe </text:span><text:span text:style-name="T305">Zero Effect. </text:span><text:span text:style-name="T310">This isn’t about whether or not you can do what you’re describing, it’s an indication that even if </text:span><text:span text:style-name="T311">everything </text:span><text:span text:style-name="T341">does</text:span><text:span text:style-name="T344"> go according to plan</text:span><text:span text:style-name="T343">, </text:span><text:span text:style-name="T344">there’s some reason it </text:span><text:span text:style-name="T345">won’t do what you’re hoping. Go ahead anyway, or </text:span><text:span text:style-name="T346">try a different track.</text:span></text:p>
      <text:p text:style-name="P80"><text:span text:style-name="T270"/></text:p>
      <text:p text:style-name="P45"><text:span text:style-name="T335">Harm</text:span><text:span text:style-name="T334"> – </text:span><text:span text:style-name="T297">Harm is abstract damage inflicted on a</text:span><text:span text:style-name="T298">n animate creature </text:span><text:span text:style-name="T299">or inanimate object. </text:span><text:span text:style-name="T300">A single injury can do 1-3 harm. </text:span><text:span text:style-name="T324">Unless a move says specifically how much harm it does, just use common sense </text:span><text:span text:style-name="T325">and the scale below.</text:span></text:p>
      <text:p text:style-name="P42"><text:span text:style-name="T300"/></text:p>
      <text:p text:style-name="P42"><text:span text:style-name="T301">The scale </text:span><text:span text:style-name="T300">is calibrated </text:span><text:span text:style-name="T301">roughly</text:span><text:span text:style-name="T300"> to the human body. </text:span><text:span text:style-name="T326">Many small injuries or one large injury does 1 harm. Life-threatening injuries do 2 harm.</text:span><text:span text:style-name="T302"> </text:span><text:span text:style-name="T326">Injuries likely to outright kill a vanilla human do 3 harm.</text:span></text:p>
      <text:p text:style-name="P42"><text:span text:style-name="T302"/></text:p>
      <text:p text:style-name="P43"><text:span text:style-name="T321">I</text:span><text:span text:style-name="T263">nanimate objects don’t take </text:span><text:span text:style-name="T323">damage in these terms</text:span><text:span text:style-name="T263">. If you want to </text:span><text:span text:style-name="T322">advance the story by breaking something, you need </text:span><text:span text:style-name="T323">to make a move that deals with inanimate objects—like </text:span><text:span text:style-name="T352">go apeshit—</text:span><text:span text:style-name="T323">even if you’re using your regular asshole-shooting gun.</text:span></text:p>
      <text:p text:style-name="P43"><text:span text:style-name="T323"/></text:p>
      <text:p text:style-name="P44"><text:span text:style-name="T339">S</text:span><text:span text:style-name="T330">tory Moves – </text:span><text:span text:style-name="T328">While most moves are about what you can do </text:span><text:span text:style-name="T347">in the story, story moves are about what you’re doing to </text:span><text:span text:style-name="T348">resolve a challenge </text:span><text:span text:style-name="T349">or problem.</text:span></text:p>
      <text:p text:style-name="P43"><text:span text:style-name="T323"/></text:p>
      <text:p text:style-name="P74"><text:span text:style-name="T1">Basic Moves –</text:span> <text:span text:style-name="T20">Basic </text:span><text:span text:style-name="T21">moves </text:span><text:span text:style-name="T30">share a common </text:span><text:span text:style-name="T31">formula</text:span><text:span text:style-name="T22">. </text:span><text:span text:style-name="T31">Any move listed in your playbook under a Basic Moves heading uses this formula.</text:span></text:p>
      <text:p text:style-name="P46"/>
      <text:p text:style-name="P74"><text:span text:style-name="T22">When you make a basic move, state your goal and describe how you’re achieving it. </text:span><text:span text:style-name="T32">Based on the narrative and your description, t</text:span><text:span text:style-name="T33">he GM will tell you </text:span><text:span text:style-name="T150">any bonuses or penalties to the roll</text:span><text:span text:style-name="T149">.</text:span><text:span text:style-name="T33"> </text:span><text:span text:style-name="T34">Y</text:span><text:span text:style-name="T33">ou can decide whether </text:span><text:span text:style-name="T35">you want to go for it or amend your plan.</text:span></text:p>
      <text:p text:style-name="P47"/>
      <text:p text:style-name="P48"><text:span text:style-name="T115">I</text:span><text:span text:style-name="T116">f you’re making a basic move as part of another move that says to roll with some specific ability, roll with th</text:span><text:span text:style-name="T115">at</text:span><text:span text:style-name="T116"> </text:span><text:span text:style-name="T175">ability</text:span><text:span text:style-name="T116">.</text:span></text:p>
      <text:p text:style-name="P47"/>
      <text:p text:style-name="P75"><text:span text:style-name="T170">Otherwise, i</text:span><text:span text:style-name="T169">f the description of your action </text:span><text:span text:style-name="T172">logically and primarily </text:span><text:span text:style-name="T171">depends on</text:span><text:span text:style-name="T169"> an ability you’ve got, roll with that </text:span><text:span text:style-name="T174">ability</text:span><text:span text:style-name="T169">. </text:span><text:span text:style-name="T170">If nothing you’ve got applies, roll with </text:span><text:span text:style-name="T176">-1</text:span><text:span text:style-name="T170">.</text:span></text:p>
      <text:p text:style-name="P74"><text:span text:style-name="T22"/></text:p>
      <text:p text:style-name="P84"><text:span text:style-name="T205">⚅⚅ </text:span><text:span text:style-name="T209">Y</text:span><text:span text:style-name="T205">ou succeed </text:span><text:span text:style-name="T211">stunningly</text:span><text:span text:style-name="T205"> and gain some additional benefit </text:span><text:span text:style-name="T240">that </text:span><text:span text:style-name="T239">the GM will </text:span><text:span text:style-name="T257">tell you</text:span><text:span text:style-name="T239">.</text:span></text:p>
      <text:p text:style-name="P83"><text:span text:style-name="T208">⚃⚅ </text:span><text:span text:style-name="T209">Y</text:span><text:span text:style-name="T208">ou succeed as </text:span><text:span text:style-name="T210">you’ve </text:span><text:span text:style-name="T208">described.</text:span></text:p>
      <text:p text:style-name="P82"><text:span text:style-name="T205">⚂⚃ </text:span><text:span text:style-name="T209">Y</text:span><text:span text:style-name="T205">ou succeed but there’s some trade-off, consequence, or complication that the GM will </text:span><text:span text:style-name="T257">tell you</text:span><text:span text:style-name="T205">.</text:span></text:p>
      <text:p text:style-name="P81"><text:span text:style-name="T303">⚀⚀ </text:span><text:span text:style-name="T304">S</text:span><text:span text:style-name="T303">omething didn’t go right. </text:span><text:span text:style-name="T304">It might not be your fault, but you didn’t achieve your go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5T23:27:02.766600930</dc:date>
    <meta:editing-duration>P7DT13H57M22S</meta:editing-duration>
    <meta:editing-cycles>2852</meta:editing-cycles>
    <meta:generator>LibreOffice/6.0.7.3$Linux_X86_64 LibreOffice_project/00m0$Build-3</meta:generator>
    <meta:print-date>2021-11-12T06:54:01.935995134</meta:print-date>
    <meta:document-statistic meta:table-count="1" meta:image-count="0" meta:object-count="0" meta:page-count="2" meta:paragraph-count="71" meta:word-count="1957" meta:character-count="10705" meta:non-whitespace-character-count="8793"/>
  </office:meta>
</office:document-meta>
</file>